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QL Query Builder</text:p>
      <text:p text:style-name="Standard"/>
      <text:p text:style-name="Standard"><text:s text:c="8"/>=&gt;Doctrine features a powerful query builder for the SQL language.</text:p>
      <text:p text:style-name="Standard"><text:s text:c="8"/>=&gt; This QueryBuilder object has methods to add parts to an SQL statement</text:p>
      <text:p text:style-name="Standard"><text:s text:c="8"/>=&gt;The API is roughly the same as that of the DQL Query Builder.</text:p>
      <text:p text:style-name="Standard"/>
      <text:p text:style-name="Standard"/>
      <text:p text:style-name="Standard"><text:s text:c="8"/>Syntax</text:p>
      <text:p text:style-name="Standard"/>
      <text:p text:style-name="Standard"><text:s text:c="8"/>$conn = DriverManager::getConnection([/*..*/]);</text:p>
      <text:p text:style-name="Standard"><text:s text:c="8"/>$queryBuilder = $conn-&gt;createQueryBuilder();</text:p>
      <text:p text:style-name="Standard"/>
      <text:p text:style-name="Standard"/>
      <text:p text:style-name="Standard"><text:s text:c="8"/>1)Security: Safely preventing SQL Injection</text:p>
      <text:p text:style-name="Standard"/>
      <text:p text:style-name="Standard"><text:s text:c="16"/>=&gt;It is important to understand how the query builder works in terms of preventing SQL injection.</text:p>
      <text:p text:style-name="Standard"><text:s text:c="16"/>=&gt; Because SQL allows expressions in almost every clause and position the Doctrine QueryBuilder can only prevent SQL injections for calls to the methods setFirstResult() and setMaxResults().</text:p>
      <text:p text:style-name="Standard"><text:s text:c="16"/>=&gt;Example</text:p>
      <text:p text:style-name="Standard"/>
      <text:p text:style-name="Standard"/>
      <text:p text:style-name="Standard"><text:s text:c="16"/>$queryBuilder</text:p>
      <text:p text:style-name="Standard"><text:s text:c="16"/>-&gt;select('id', 'name')</text:p>
      <text:p text:style-name="Standard"><text:s text:c="16"/>-&gt;from('users')</text:p>
      <text:p text:style-name="Standard"><text:s text:c="16"/>-&gt;where('email = ?')</text:p>
      <text:p text:style-name="Standard"><text:s text:c="16"/>-&gt;setParameter(0, $userInputEmail)</text:p>
      <text:p text:style-name="Standard"><text:s text:c="12"/>;</text:p>
      <text:p text:style-name="Standard"/>
      <text:p text:style-name="Standard"/>
      <text:p text:style-name="Standard"/>
      <text:p text:style-name="Standard"><text:s text:c="8"/>2)Building a Query</text:p>
      <text:p text:style-name="Standard"/>
      <text:p text:style-name="Standard"><text:s text:c="12"/>=&gt;The \Doctrine\DBAL\Query\QueryBuilder supports building SELECT, INSERT, UPDATE and DELETE queries. Which sort of query you are building depends on the methods you are using.</text:p>
      <text:p text:style-name="Standard"/>
      <text:p text:style-name="Standard"><text:s text:c="16"/>=&gt;For SELECT queries you start with invoking the select() method</text:p>
      <text:p text:style-name="Standard"/>
      <text:p text:style-name="Standard"><text:s text:c="24"/>$queryBuilder</text:p>
      <text:p text:style-name="Standard"><text:s text:c="28"/>-&gt;select('id', 'name')</text:p>
      <text:p text:style-name="Standard"><text:s text:c="28"/>-&gt;from('users');</text:p>
      <text:p text:style-name="Standard"/>
      <text:p text:style-name="Standard"><text:s text:c="16"/>2)For INSERT, UPDATE and DELETE queries you can pass the table name into the insert($tableName), update($tableName) and delete($tableName):</text:p>
      <text:p text:style-name="Standard"/>
      <text:p text:style-name="Standard"/>
      <text:p text:style-name="Standard"><text:s text:c="20"/>$queryBuilder</text:p>
      <text:p text:style-name="Standard"><text:s text:c="20"/>-&gt;insert('users');</text:p>
      <text:p text:style-name="Standard"/>
      <text:p text:style-name="Standard"/>
      <text:p text:style-name="Standard"><text:soft-page-break/><text:s text:c="19"/>$queryBuilder</text:p>
      <text:p text:style-name="Standard"><text:s text:c="20"/>-&gt;update('users');</text:p>
      <text:p text:style-name="Standard"/>
      <text:p text:style-name="Standard"><text:s text:c="20"/>$queryBuilder</text:p>
      <text:p text:style-name="Standard"><text:s text:c="20"/>-&gt;delete('users');</text:p>
      <text:p text:style-name="Standard"/>
      <text:p text:style-name="Standard"><text:s text:c="9"/>3)DISTINCT-Clause</text:p>
      <text:p text:style-name="Standard"/>
      <text:p text:style-name="Standard"><text:s text:c="16"/>=&gt;The SELECT statement can be specified with a DISTINCT clause:</text:p>
      <text:p text:style-name="Standard"><text:s text:c="16"/>$queryBuilder</text:p>
      <text:p text:style-name="Standard"><text:s text:c="24"/>-&gt;select('name')</text:p>
      <text:p text:style-name="Standard"><text:s text:c="24"/>-&gt;distinct()</text:p>
      <text:p text:style-name="Standard"><text:s text:c="24"/>-&gt;from('users')</text:p>
      <text:p text:style-name="Standard"><text:s text:c="20"/>;</text:p>
      <text:p text:style-name="Standard"><text:s text:c="8"/>3)WHERE-Clause</text:p>
      <text:p text:style-name="Standard"/>
      <text:p text:style-name="Standard"><text:s text:c="12"/>=&gt;The SELECT, UPDATE and DELETE types of queries allow where clauses with the following API:</text:p>
      <text:p text:style-name="Standard"><text:s text:c="12"/>$queryBuilder</text:p>
      <text:p text:style-name="Standard"><text:s text:c="16"/>-&gt;select('id', 'name')</text:p>
      <text:p text:style-name="Standard"><text:s text:c="16"/>-&gt;from('users')</text:p>
      <text:p text:style-name="Standard"><text:s text:c="16"/>-&gt;where('email = ?')</text:p>
      <text:p text:style-name="Standard"><text:s text:c="12"/>;</text:p>
      <text:p text:style-name="Standard"><text:s text:c="9"/>=&gt;Calling where() overwrites the previous clause and you can prevent this by combining expressions with andWhere() and orWhere() methods. You can alternatively use expressions to generate the where clause.</text:p>
      <text:p text:style-name="Standard"/>
      <text:p text:style-name="Standard"><text:s text:c="7"/>4) <text:s text:c="4"/>Table alias</text:p>
      <text:p text:style-name="Standard"/>
      <text:p text:style-name="Standard"><text:s text:c="7"/>The from() method takes an optional second parameter with which a table alias can be specified.</text:p>
      <text:p text:style-name="Standard"/>
      <text:p text:style-name="Standard"><text:s text:c="8"/>$queryBuilder</text:p>
      <text:p text:style-name="Standard"><text:s text:c="12"/>-&gt;select('u.id', 'u.name')</text:p>
      <text:p text:style-name="Standard"><text:s text:c="12"/>-&gt;from('users', 'u')</text:p>
      <text:p text:style-name="Standard"><text:s text:c="12"/>-&gt;where('u.email = ?')</text:p>
      <text:p text:style-name="Standard"><text:s text:c="8"/>;</text:p>
      <text:p text:style-name="Standard"/>
      <text:p text:style-name="Standard"><text:s text:c="6"/>5)GROUP BY and HAVING Clause</text:p>
      <text:p text:style-name="Standard"/>
      <text:p text:style-name="Standard"><text:s text:c="12"/>=&gt;The SELECT statement can be specified with GROUP BY and HAVING clauses.</text:p>
      <text:p text:style-name="Standard"><text:s text:c="12"/>=&gt;Using having() works exactly like using where() and there are corresponding andHaving() and orHaving() methods to combine predicates</text:p>
      <text:p text:style-name="Standard"><text:s text:c="12"/>=&gt;the GROUP BY you can use the methods groupBy() which replaces previous expressions or addGroupBy() which adds to them:</text:p>
      <text:p text:style-name="Standard"/>
      <text:p text:style-name="Standard"/>
      <text:p text:style-name="Standard"><text:s text:c="6"/>6)Join Clauses</text:p>
      <text:p text:style-name="Standard"/>
      <text:p text:style-name="Standard"><text:s text:c="8"/>=&gt;For SELECT clauses you can generate different types of joins: INNER, LEFT and RIGHT. The RIGHT join is not portable across all platforms</text:p>
      <text:p text:style-name="Standard"><text:soft-page-break/><text:s text:c="8"/>=&gt;A join always belongs to one part of the from clause. This is why you have to specify the alias of the FROM part the join belongs to as the first argument.</text:p>
      <text:p text:style-name="Standard"/>
      <text:p text:style-name="Standard"><text:s text:c="8"/>=&gt;As a second and third argument you can then specify the name and alias of the join-table and the fourth argument contains the ON clause.</text:p>
      <text:p text:style-name="Standard"/>
      <text:p text:style-name="Standard"><text:s text:c="12"/>Example</text:p>
      <text:p text:style-name="Standard"/>
      <text:p text:style-name="Standard"><text:s text:c="12"/>$queryBuilder</text:p>
      <text:p text:style-name="Standard"><text:s text:c="16"/>-&gt;select('u.id', 'u.name', 'p.number')</text:p>
      <text:p text:style-name="Standard"><text:s text:c="16"/>-&gt;from('users', 'u')</text:p>
      <text:p text:style-name="Standard"><text:s text:c="16"/>-&gt;innerJoin('u', 'phonenumbers', 'p', 'u.id = p.user_id')</text:p>
      <text:p text:style-name="Standard"/>
      <text:p text:style-name="Standard"><text:s text:c="4"/>7)Order-By Clause</text:p>
      <text:p text:style-name="Standard"><text:s text:c="8"/>=&gt;The orderBy($sort, $order = null) method adds an expression to the ORDER BY clause.</text:p>
      <text:p text:style-name="Standard"><text:s text:c="8"/>Example</text:p>
      <text:p text:style-name="Standard"><text:s text:c="8"/>$queryBuilder</text:p>
      <text:p text:style-name="Standard"><text:s text:c="8"/>-&gt;select('id', 'name')</text:p>
      <text:p text:style-name="Standard"><text:s text:c="8"/>-&gt;from('users')</text:p>
      <text:p text:style-name="Standard"><text:s text:c="8"/>-&gt;orderBy('username', 'ASC')</text:p>
      <text:p text:style-name="Standard"><text:s text:c="8"/>-&gt;addOrderBy('last_login', 'ASC NULLS FIRST')</text:p>
      <text:p text:style-name="Standard"><text:s text:c="4"/>;</text:p>
      <text:p text:style-name="Standard"/>
      <text:p text:style-name="Standard"><text:s text:c="4"/>8)Limit Clause</text:p>
      <text:p text:style-name="Standard"><text:s text:c="8"/>=&gt;Only a few database vendors have the LIMIT clause as known from MySQL, but we support this functionality for all vendors using workarounds. To use this functionality you have to call the methods setFirstResult($offset) to set the offset and setMaxResults($limit) to set the limit of results returned.</text:p>
      <text:p text:style-name="Standard"/>
      <text:p text:style-name="Standard"><text:s text:c="8"/>Exampple</text:p>
      <text:p text:style-name="Standard"/>
      <text:p text:style-name="Standard"><text:s text:c="12"/>$queryBuilder</text:p>
      <text:p text:style-name="Standard"><text:s text:c="8"/>-&gt;select('id', 'name')</text:p>
      <text:p text:style-name="Standard"><text:s text:c="8"/>-&gt;from('users')</text:p>
      <text:p text:style-name="Standard"><text:s text:c="8"/>-&gt;setFirstResult(10)</text:p>
      <text:p text:style-name="Standard"><text:s text:c="8"/>-&gt;setMaxResults(20);</text:p>
      <text:p text:style-name="Standard"/>
      <text:p text:style-name="Standard"><text:s text:c="4"/>9)VALUES Clause</text:p>
      <text:p text:style-name="Standard"><text:s text:c="12"/>=&gt;</text:p>
      <text:p text:style-name="Standard"><text:s text:c="12"/>For the INSERT clause setting the values for columns to insert can be done with the values() method on the query builder:</text:p>
      <text:p text:style-name="Standard"/>
      <text:p text:style-name="Standard"><text:s text:c="12"/>Example</text:p>
      <text:p text:style-name="Standard"/>
      <text:p text:style-name="Standard"><text:s text:c="12"/>$queryBuilder</text:p>
      <text:p text:style-name="Standard"><text:s text:c="12"/>-&gt;insert('users')</text:p>
      <text:p text:style-name="Standard"><text:s text:c="12"/>-&gt;values(</text:p>
      <text:p text:style-name="Standard"><text:s text:c="16"/>[</text:p>
      <text:p text:style-name="Standard"><text:s text:c="20"/>'name' =&gt; '?',</text:p>
      <text:p text:style-name="Standard"><text:s text:c="20"/>'password' =&gt; '?',</text:p>
      <text:p text:style-name="Standard"><text:s text:c="16"/>]</text:p>
      <text:p text:style-name="Standard"><text:s text:c="12"/>)</text:p>
      <text:p text:style-name="Standard"><text:soft-page-break/><text:s text:c="12"/>-&gt;setParameter(0, $username)</text:p>
      <text:p text:style-name="Standard"><text:s text:c="12"/>-&gt;setParameter(1, $password)</text:p>
      <text:p text:style-name="Standard"><text:s text:c="8"/>;</text:p>
      <text:p text:style-name="Standard"/>
      <text:p text:style-name="Standard"><text:s text:c="8"/>=&gt;set values()</text:p>
      <text:p text:style-name="Standard"/>
      <text:p text:style-name="Standard"><text:s text:c="8"/>$queryBuilder</text:p>
      <text:p text:style-name="Standard"><text:s text:c="8"/>-&gt;insert('users')</text:p>
      <text:p text:style-name="Standard"><text:s text:c="8"/>-&gt;setValue('name', '?')</text:p>
      <text:p text:style-name="Standard"><text:s text:c="8"/>-&gt;setValue('password', '?')</text:p>
      <text:p text:style-name="Standard"><text:s text:c="8"/>-&gt;setParameter(0, $username)</text:p>
      <text:p text:style-name="Standard"><text:s text:c="8"/>-&gt;setParameter(1, $password)</text:p>
      <text:p text:style-name="Standard"/>
      <text:p text:style-name="Standard"><text:s text:c="5"/>10)Set Clause</text:p>
      <text:p text:style-name="Standard"/>
      <text:p text:style-name="Standard"><text:s text:c="8"/>=&gt;For the UPDATE clause setting columns to new values is necessary and can be done with the set() method on the query builder.</text:p>
      <text:p text:style-name="Standard"><text:s text:c="8"/>Example</text:p>
      <text:p text:style-name="Standard"><text:s text:c="8"/>$queryBuilder</text:p>
      <text:p text:style-name="Standard"><text:s text:c="12"/>-&gt;update('users', 'u')</text:p>
      <text:p text:style-name="Standard"><text:s text:c="12"/>-&gt;set('u.logins', 'u.logins + 1')</text:p>
      <text:p text:style-name="Standard"><text:s text:c="12"/>-&gt;set('u.last_login', '?')</text:p>
      <text:p text:style-name="Standard"><text:s text:c="12"/>-&gt;setParameter(0, $userInputLastLogin)</text:p>
      <text:p text:style-name="Standard"><text:s text:c="8"/>;</text:p>
      <text:p text:style-name="Standard"/>
      <text:p text:style-name="Standard"/>
      <text:p text:style-name="Standard"/>
      <text:p text:style-name="Standard"><text:s text:c="4"/>11)Building Expressions</text:p>
      <text:p text:style-name="Standard"/>
      <text:p text:style-name="Standard"><text:s text:c="8"/>=&gt;For more complex WHERE, HAVING or other clauses you can use expressions for building these query parts. You can invoke the expression API, by calling $queryBuilder-&gt;expr() and then invoking the helper method on it.</text:p>
      <text:p text:style-name="Standard"/>
      <text:p text:style-name="Standard"/>
      <text:p text:style-name="Standard"><text:s text:c="8"/>Exampple</text:p>
      <text:p text:style-name="Standard"/>
      <text:p text:style-name="Standard"><text:s text:c="8"/>$queryBuilder</text:p>
      <text:p text:style-name="Standard"><text:s text:c="8"/>-&gt;select('id', 'name')</text:p>
      <text:p text:style-name="Standard"><text:s text:c="8"/>-&gt;from('users')</text:p>
      <text:p text:style-name="Standard"><text:s text:c="8"/>-&gt;where(</text:p>
      <text:p text:style-name="Standard"><text:s text:c="12"/>$queryBuilder-&gt;expr()-&gt;and(</text:p>
      <text:p text:style-name="Standard"><text:s text:c="16"/>$queryBuilder-&gt;expr()-&gt;eq('username', '?'),</text:p>
      <text:p text:style-name="Standard"><text:s text:c="16"/>$queryBuilder-&gt;expr()-&gt;eq('email', '?')</text:p>
      <text:p text:style-name="Standard"><text:s text:c="12"/>)</text:p>
      <text:p text:style-name="Standard"><text:s text:c="8"/>);</text:p>
      <text:p text:style-name="Standard"><text:s text:c="8"/>=&gt;The and() and or() methods accept an arbitrary amount of arguments and can be nested in each other.</text:p>
      <text:p text:style-name="Standard"/>
      <text:p text:style-name="Standard"/>
      <text:p text:style-name="Standard"><text:s text:c="4"/>12)Binding Parameters to Placeholders</text:p>
      <text:p text:style-name="Standard"><text:s text:c="8"/>=&gt;It is often not necessary to know about the exact placeholder names during the building of a query. Y</text:p>
      <text:p text:style-name="Standard"><text:soft-page-break/></text:p>
      <text:p text:style-name="Standard"><text:s text:c="8"/>Example</text:p>
      <text:p text:style-name="Standard"/>
      <text:p text:style-name="Standard"><text:s text:c="12"/>$queryBuilder</text:p>
      <text:p text:style-name="Standard"><text:s text:c="20"/>-&gt;select('id', 'name')</text:p>
      <text:p text:style-name="Standard"><text:s text:c="20"/>-&gt;from('users')</text:p>
      <text:p text:style-name="Standard"><text:s text:c="20"/>-&gt;where('email = ' . <text:s/>$queryBuilder-&gt;createNamedParameter($userInputEmail))</text:p>
      <text:p text:style-name="Standard"><text:s text:c="16"/>;</text:p>
      <text:p text:style-name="Standard"><text:s text:c="16"/>// SELECT id, name FROM users WHERE email = :dcValue1</text:p>
      <text:p text:style-name="Standard"/>
      <text:p text:style-name="Standard"><text:s text:c="16"/>$queryBuilder</text:p>
      <text:p text:style-name="Standard"><text:s text:c="20"/>-&gt;select('id', 'name')</text:p>
      <text:p text:style-name="Standard"><text:s text:c="20"/>-&gt;from('users')</text:p>
      <text:p text:style-name="Standard"><text:s text:c="20"/>-&gt;where('email = ' . <text:s/>$queryBuilder-&gt;createPositionalParameter($userInputEmail))</text:p>
      <text:p text:style-name="Standard"><text:s text:c="16"/>;</text:p>
      <text:p text:style-name="Standard"><text:s text:c="16"/>// SELECT id, name FROM users WHERE email = ?</text:p>
      <text:p text:style-name="Standard"/>
      <text:p text:style-name="Standard"/>
      <text:p text:style-name="Standard"><text:s text:c="4"/>13)Caching</text:p>
      <text:p text:style-name="Standard"/>
      <text:p text:style-name="Standard"><text:s text:c="8"/>=&gt;To use the result cache, it is necessary to call the method enableResultCache($cacheProfile) and pass a instance of Doctrine\DBAL\Cache\QueryCacheProfile with a cache lifetime value in seconds. A cache key can optionally be added if needed.</text:p>
      <text:p text:style-name="Standard"><text:s text:c="8"/></text:p>
      <text:p text:style-name="Standard"><text:s text:c="8"/>Example</text:p>
      <text:p text:style-name="Standard"><text:s text:c="8"/></text:p>
      <text:p text:style-name="Standard"><text:s text:c="8"/>$queryBuilder</text:p>
      <text:p text:style-name="Standard"><text:s text:c="16"/>-&gt;select('id', 'name')</text:p>
      <text:p text:style-name="Standard"><text:s text:c="16"/>-&gt;from('users')</text:p>
      <text:p text:style-name="Standard"><text:s text:c="16"/>-&gt;enableResultCache(new QueryCacheProfile(300, 'some-key'))</text:p>
      <text:p text:style-name="Standard"><text:s text:c="12"/>;</text:p>
      <text:p text:style-name="Standard"/>
      <text:p text:style-name="Standard">doctrine-project.org/projects/doctrine-dbal/en/current/reference/query-builder.html#table-ali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23:39:24.685848511</meta:creation-date>
    <dc:date>2023-02-20T23:39:36.913762091</dc:date>
    <meta:editing-duration>PT12S</meta:editing-duration>
    <meta:editing-cycles>1</meta:editing-cycles>
    <meta:document-statistic meta:table-count="0" meta:image-count="0" meta:object-count="0" meta:page-count="5" meta:paragraph-count="152" meta:word-count="770" meta:character-count="7598" meta:non-whitespace-character-count="5160"/>
    <meta:generator>LibreOffice/7.3.7.2$Linux_X86_64 LibreOffice_project/30$Build-2</meta:generator>
  </office:meta>
</office:document-meta>
</file>